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1.528cm" fo:min-width="2.421cm"/>
      <style:paragraph-properties style:writing-mode="lr-tb"/>
    </style:style>
    <style:style style:name="gr2" style:family="graphic" style:parent-style-name="standard">
      <style:graphic-properties draw:fill-color="#66ff99" draw:textarea-horizontal-align="justify" draw:textarea-vertical-align="middle" draw:auto-grow-height="false" fo:min-height="1.02cm" fo:min-width="2.42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2.4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528cm" fo:min-width="2.421cm"/>
      <style:paragraph-properties style:writing-mode="lr-tb"/>
    </style:style>
    <style:style style:name="gr7" style:family="graphic" style:parent-style-name="standard">
      <style:graphic-properties draw:fill-color="#66ff99" draw:textarea-horizontal-align="justify" draw:textarea-vertical-align="middle" draw:auto-grow-height="false" fo:min-height="1.782cm" fo:min-width="2.421cm"/>
      <style:paragraph-properties style:writing-mode="lr-tb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2.421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28cm" fo:min-width="2.421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02cm" fo:min-width="2.421cm"/>
      <style:paragraph-properties style:writing-mode="lr-tb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1.401cm" fo:min-width="2.421cm"/>
      <style:paragraph-properties style:writing-mode="lr-tb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1.02cm" fo:min-width="2.4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fill="hatch" draw:fill-color="#729fcf" draw:fill-hatch-name="Black_20_0_20_Degrees" draw:fill-hatch-solid="false" draw:opacity="0%" draw:textarea-horizontal-align="justify" draw:textarea-vertical-align="middle" draw:auto-grow-height="false" fo:min-height="9.852cm" fo:min-width="10.549cm" draw:shadow="visible" draw:shadow-offset-x="0cm" draw:shadow-offset-y="0cm" draw:shadow-color="#000000" draw:shadow-opacity="0%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4.996cm" fo:min-width="7.75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19" style:family="graphic" style:parent-style-name="standard">
      <style:graphic-properties draw:fill-color="#66ff99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20" style:family="graphic" style:parent-style-name="standard">
      <style:graphic-properties draw:fill-color="#ff950e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401cm" fo:min-width="2.421cm"/>
      <style:paragraph-properties style:writing-mode="lr-tb"/>
    </style:style>
    <style:style style:name="gr23" style:family="graphic" style:parent-style-name="standard" style:list-style-name="L1">
      <style:graphic-properties draw:fill="solid" draw:fill-color="#ff950e" draw:textarea-horizontal-align="justify" draw:textarea-vertical-align="middle" draw:auto-grow-height="false" fo:min-height="1.401cm" fo:min-width="2.4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66ff99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66ff99"/>
      <style:paragraph-properties fo:text-align="center"/>
      <style:text-properties fo:font-size="10pt" fo:font-style="normal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8" style:family="paragraph">
      <loext:graphic-properties draw:fill-color="#729fcf"/>
      <style:paragraph-properties fo:text-align="center"/>
      <style:text-properties fo:font-size="10pt" style:font-size-asian="18pt" style:font-size-complex="18pt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66ff99"/>
      <style:paragraph-properties fo:text-align="center"/>
      <style:text-properties fo:font-size="10pt" fo:font-weight="normal" style:font-size-asian="18pt" style:font-weight-asian="normal" style:font-size-complex="18pt" style:font-weight-complex="normal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font-size="10pt" fo:font-style="normal" fo:font-weight="bold" style:font-size-asian="18pt" style:font-size-complex="18pt"/>
    </style:style>
    <style:style style:name="P14" style:family="paragraph">
      <loext:graphic-properties draw:fill-color="#729fcf"/>
      <style:paragraph-properties fo:text-align="center"/>
      <style:text-properties fo:font-size="10pt" fo:font-style="normal" fo:font-weight="normal" style:font-size-asian="18pt" style:font-size-complex="18pt"/>
    </style:style>
    <style:style style:name="P15" style:family="paragraph">
      <loext:graphic-properties draw:fill-color="#66ff99"/>
      <style:paragraph-properties fo:text-align="center"/>
      <style:text-properties fo:font-size="10pt" fo:font-style="normal" fo:font-weight="normal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font-size="10pt" fo:font-style="normal" fo:font-weight="bold" style:font-size-asian="18pt" style:font-size-complex="18pt"/>
    </style:style>
    <style:style style:name="P17" style:family="paragraph">
      <loext:graphic-properties draw:fill="none" draw:fill-color="#ffffff"/>
      <style:text-properties style:text-underline-style="none"/>
    </style:style>
    <style:style style:name="P18" style:family="paragraph">
      <loext:graphic-properties draw:fill="none" draw:fill-color="#ffffff"/>
      <style:text-properties fo:font-size="18pt" style:text-underline-style="none" style:font-size-asian="18pt" style:font-size-complex="18pt"/>
    </style:style>
    <style:style style:name="P19" style:family="paragraph">
      <loext:graphic-properties draw:fill-color="#66ff99"/>
      <style:paragraph-properties fo:text-align="center"/>
      <style:text-properties fo:font-size="10pt" fo:font-weight="bold" style:font-size-asian="18pt" style:font-size-complex="18pt"/>
    </style:style>
    <style:style style:name="P20" style:family="paragraph">
      <loext:graphic-properties draw:fill="hatch" draw:fill-color="#729fcf" draw:fill-hatch-name="Black_20_0_20_Degrees" draw:fill-hatch-solid="false" draw:opacity="0%"/>
      <style:paragraph-properties fo:text-align="center"/>
    </style:style>
    <style:style style:name="P21" style:family="paragraph">
      <loext:graphic-properties draw:fill="none" draw:fill-color="#ffffff"/>
      <style:text-properties fo:font-size="14pt" style:font-size-asian="18pt" style:font-size-complex="18pt"/>
    </style:style>
    <style:style style:name="P22" style:family="paragraph">
      <loext:graphic-properties draw:fill-color="#66ff99"/>
      <style:paragraph-properties fo:text-align="center"/>
    </style:style>
    <style:style style:name="P23" style:family="paragraph">
      <loext:graphic-properties draw:fill-color="#ff950e"/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solid" draw:fill-color="#ff950e"/>
      <style:paragraph-properties fo:margin-left="0cm" fo:margin-right="0cm" fo:margin-top="0cm" fo:margin-bottom="0cm" fo:line-height="100%" fo:text-align="center" fo:text-indent="0cm"/>
      <style:text-properties fo:font-size="10pt" fo:font-style="normal" fo:font-weight="normal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style="normal" fo:font-weight="bold" style:font-size-asian="18pt" style:font-size-complex="18pt"/>
    </style:style>
    <style:style style:name="T3" style:family="text">
      <style:text-properties fo:font-size="24pt" fo:font-weight="bold" style:font-size-asian="18pt" style:font-size-complex="18pt"/>
    </style:style>
    <style:style style:name="T4" style:family="text">
      <style:text-properties fo:font-size="10pt" fo:font-weight="normal" style:font-size-asian="18pt" style:font-weight-asian="normal" style:font-size-complex="18pt" style:font-weight-complex="normal"/>
    </style:style>
    <style:style style:name="T5" style:family="text">
      <style:text-properties fo:font-size="10pt" fo:font-weight="bold" style:font-size-asian="18pt" style:font-size-complex="18pt"/>
    </style:style>
    <style:style style:name="T6" style:family="text">
      <style:text-properties fo:font-size="10pt" fo:font-style="normal" fo:font-weight="normal" style:font-size-asian="18pt" style:font-size-complex="18pt"/>
    </style:style>
    <style:style style:name="T7" style:family="text">
      <style:text-properties style:text-underline-style="none"/>
    </style:style>
    <style:style style:name="T8" style:family="text">
      <style:text-properties fo:font-size="18pt" style:text-underline-style="none" fo:font-weight="bold" style:font-size-asian="18pt" style:font-size-complex="18pt"/>
    </style:style>
    <style:style style:name="T9" style:family="text">
      <style:text-properties fo:font-size="18pt" style:text-underline-style="none" style:font-size-asian="18pt" style:font-size-complex="18pt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T1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1.778cm" svg:x="10.398cm" svg:y="17.637cm">
          <text:p text:style-name="P1"><text:span text:style-name="T1">Reconstructed</text:span></text:p>
          <text:p text:style-name="P1"><text:span text:style-name="T2">LUMINARY 69/2</text:span></text:p>
          <text:p text:style-name="P1"><text:span text:style-name="T2">(Apollo 10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21cm" svg:height="1.27cm" svg:x="4.937cm" svg:y="17.891cm">
          <text:p text:style-name="P1"><text:span text:style-name="T1">L</text:span><text:span text:style-name="T1">U</text:span><text:span text:style-name="T1">M</text:span><text:span text:style-name="T1">I</text:span><text:span text:style-name="T1">N</text:span><text:span text:style-name="T1">A</text:span><text:span text:style-name="T1">R</text:span><text:span text:style-name="T1">Y</text:span><text:span text:style-name="T1"> </text:span><text:span text:style-name="T1">6</text:span><text:span text:style-name="T1">9</text:span></text:p>
          <text:p text:style-name="P1"><text:span text:style-name="T1">(</text:span><text:span text:style-name="T1">A</text:span><text:span text:style-name="T1">p</text:span><text:span text:style-name="T1">o</text:span><text:span text:style-name="T1">l</text:span><text:span text:style-name="T1">l</text:span><text:span text:style-name="T1">o</text:span><text:span text:style-name="T1"> </text:span><text:span text:style-name="T1">1</text:span><text:span text:style-name="T1">0</text:span><text:span text:style-name="T1"> </text:span><text:span text:style-name="T1">L</text:span><text:span text:style-name="T1">M</text:span></text:p>
          <text:p text:style-name="P1"><text:span text:style-name="T1">i</text:span><text:span text:style-name="T1">n</text:span><text:span text:style-name="T1">i</text:span><text:span text:style-name="T1">t</text:span><text:span text:style-name="T1">i</text:span><text:span text:style-name="T1">a</text:span><text:span text:style-name="T1">l </text:span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921cm" svg:height="1.27cm" svg:x="4.937cm" svg:y="19.415cm">
          <text:p text:style-name="P1"><text:span text:style-name="T2">LUMINARY </text:span><text:span text:style-name="T2">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7.858cm" svg:y1="18.526cm" svg:x2="10.398cm" svg:y2="18.526cm" draw:start-shape="id1" draw:start-glue-point="1" draw:end-shape="id2" svg:d="M7858 18526h2540" svg:viewBox="0 0 2541 1">
          <text:p/>
        </draw:connector>
        <draw:connector draw:style-name="gr3" draw:text-style-name="P5" draw:layer="layout" draw:type="curve" svg:x1="7.858cm" svg:y1="20.05cm" svg:x2="10.398cm" svg:y2="18.526cm" draw:start-shape="id3" draw:start-glue-point="1" draw:end-shape="id2" svg:d="M7858 20050c1903 0 634-1524 2540-1524" svg:viewBox="0 0 2541 1525">
          <text:p/>
        </draw:connector>
        <draw:custom-shape draw:style-name="gr4" draw:text-style-name="P6" xml:id="id4" draw:id="id4" draw:layer="layout" svg:width="2.921cm" svg:height="1.778cm" svg:x="12.906cm" svg:y="29.797cm">
          <text:p text:style-name="P1"><text:span text:style-name="T1">Reconstructed</text:span></text:p>
          <text:p text:style-name="P1"><text:span text:style-name="T1">COMANCHE 51</text:span></text:p>
          <text:p text:style-name="P1"><text:span text:style-name="T1">(Apollo 11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2.921cm" svg:height="1.27cm" svg:x="1.73cm" svg:y="31.067cm">
          <text:p text:style-name="P1"><text:span text:style-name="T2">COMANCHE 55</text:span></text:p>
          <text:p text:style-name="P1"><text:span text:style-name="T2">(Apollo 11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3.319cm" svg:y1="18.526cm" svg:x2="14.366cm" svg:y2="29.797cm" draw:start-shape="id2" draw:start-glue-point="1" draw:end-shape="id4" draw:end-glue-point="0" svg:d="M13319 18526c698 0 1047 3757 1047 11271" svg:viewBox="0 0 1048 11272">
          <text:p/>
        </draw:connector>
        <draw:connector draw:style-name="gr3" draw:text-style-name="P5" draw:layer="layout" draw:type="curve" svg:x1="4.651cm" svg:y1="31.702cm" svg:x2="12.906cm" svg:y2="30.686cm" draw:start-shape="id5" draw:start-glue-point="1" draw:end-shape="id4" draw:end-glue-point="3" svg:d="M4651 31702c6190 0 2063-1016 8255-1016" svg:viewBox="0 0 8256 1017">
          <text:p/>
        </draw:connector>
        <draw:custom-shape draw:style-name="gr2" draw:text-style-name="P4" xml:id="id6" draw:id="id6" draw:layer="layout" svg:width="2.921cm" svg:height="1.27cm" svg:x="1.381cm" svg:y="16.843cm">
          <text:p text:style-name="P1"><text:span text:style-name="T2">COLOSSUS </text:span><text:span text:style-name="T2">249</text:span></text:p>
          <text:p text:style-name="P1"><text:span text:style-name="T2">(Apollo 9 CM</text:span></text:p>
          <text:p text:style-name="P1"><text:span text:style-name="T2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2.841cm" svg:y1="18.113cm" svg:x2="12.906cm" svg:y2="30.686cm" draw:start-shape="id6" draw:start-glue-point="2" draw:end-shape="id4" draw:end-glue-point="3" svg:d="M2841 18113c0 8382 3355 12573 10065 12573" svg:viewBox="0 0 10066 12574">
          <text:p/>
        </draw:connector>
        <draw:custom-shape draw:style-name="gr4" draw:text-style-name="P6" xml:id="id7" draw:id="id7" draw:layer="layout" svg:width="2.921cm" svg:height="1.778cm" svg:x="14.97cm" svg:y="16.113cm">
          <text:p text:style-name="P1"><text:span text:style-name="T1">Reconstructed</text:span></text:p>
          <text:p text:style-name="P1"><text:span text:style-name="T1">COMANCHE 44</text:span></text:p>
          <text:p text:style-name="P1"><text:span text:style-name="T1">(Apollo 10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4.302cm" svg:y1="17.478cm" svg:x2="14.97cm" svg:y2="17.002cm" draw:start-shape="id6" draw:start-glue-point="1" draw:end-shape="id7" draw:end-glue-point="3" svg:d="M4302 17478c7999 0 2666-476 10668-476" svg:viewBox="0 0 10669 477">
          <text:p/>
        </draw:connector>
        <draw:connector draw:style-name="gr3" draw:text-style-name="P5" draw:layer="layout" draw:type="curve" svg:x1="15.827cm" svg:y1="30.686cm" svg:x2="16.43cm" svg:y2="17.891cm" draw:start-shape="id4" draw:start-glue-point="1" draw:end-shape="id7" draw:end-glue-point="2" svg:d="M15827 30686c402 0 603-4265 603-12795" svg:viewBox="0 0 604 12796">
          <text:p/>
        </draw:connector>
        <draw:custom-shape draw:style-name="gr4" draw:text-style-name="P6" xml:id="id8" draw:id="id8" draw:layer="layout" svg:width="2.921cm" svg:height="1.778cm" svg:x="19.161cm" svg:y="16.113cm">
          <text:p text:style-name="P1"><text:span text:style-name="T1">Reconstructed</text:span></text:p>
          <text:p text:style-name="P1"><text:span text:style-name="T1">COMANCHE 45</text:span></text:p>
          <text:p text:style-name="P1"><text:span text:style-name="T1">(Apollo 10 CM</text:span></text:p>
          <text:p text:style-name="P1"><text:span text:style-name="T1">middle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921cm" svg:height="1.778cm" svg:x="23.098cm" svg:y="16.113cm">
          <text:p text:style-name="P1"><text:span text:style-name="T1">Reconstructed</text:span></text:p>
          <text:p text:style-name="P1"><text:span text:style-name="T2">COMANCHE 45/2</text:span></text:p>
          <text:p text:style-name="P1"><text:span text:style-name="T2">(Apollo 10 CM</text:span></text:p>
          <text:p text:style-name="P1"><text:span text:style-name="T2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7.891cm" svg:y1="17.002cm" svg:x2="19.161cm" svg:y2="17.002cm" draw:start-shape="id7" draw:start-glue-point="1" draw:end-shape="id8" draw:end-glue-point="3" svg:d="M17891 17002h1270" svg:viewBox="0 0 1271 1">
          <text:p/>
        </draw:connector>
        <draw:connector draw:style-name="gr3" draw:text-style-name="P5" draw:layer="layout" draw:type="curve" svg:x1="22.082cm" svg:y1="17.002cm" svg:x2="23.098cm" svg:y2="17.002cm" draw:start-shape="id8" draw:start-glue-point="1" draw:end-shape="id9" draw:end-glue-point="3" svg:d="M22082 17002h1016" svg:viewBox="0 0 1017 1">
          <text:p/>
        </draw:connector>
        <draw:connector draw:style-name="gr3" draw:text-style-name="P5" draw:layer="layout" draw:type="curve" svg:x1="15.827cm" svg:y1="30.686cm" svg:x2="20.621cm" svg:y2="17.891cm" draw:start-shape="id4" draw:start-glue-point="1" draw:end-shape="id8" draw:end-glue-point="2" svg:d="M15827 30686c3196 0 4794-4265 4794-12795" svg:viewBox="0 0 4795 12796">
          <text:p/>
        </draw:connector>
        <draw:connector draw:style-name="gr3" draw:text-style-name="P5" draw:layer="layout" draw:type="curve" svg:x1="15.827cm" svg:y1="30.686cm" svg:x2="24.558cm" svg:y2="17.891cm" draw:start-shape="id4" draw:start-glue-point="1" draw:end-shape="id9" draw:end-glue-point="2" svg:d="M15827 30686c5821 0 8731-4265 8731-12795" svg:viewBox="0 0 8732 12796">
          <text:p/>
        </draw:connector>
        <draw:connector draw:style-name="gr3" draw:text-style-name="P5" draw:layer="layout" draw:type="curve" svg:x1="13.319cm" svg:y1="18.526cm" svg:x2="24.558cm" svg:y2="17.891cm" draw:start-shape="id2" draw:start-glue-point="1" draw:end-shape="id9" draw:end-glue-point="2" svg:d="M13319 18526c7493 0 11239-211 11239-635" svg:viewBox="0 0 11240 636">
          <text:p/>
        </draw:connector>
        <draw:frame draw:style-name="gr5" draw:text-style-name="P7" draw:layer="layout" svg:width="15.748cm" svg:height="2.157cm" svg:x="6.588cm" svg:y="1.037cm">
          <draw:text-box>
            <text:p><text:span text:style-name="T3">The </text:span><text:span text:style-name="T3">Virtua</text:span><text:span text:style-name="T3">l AGC </text:span><text:span text:style-name="T3">Softw</text:span><text:span text:style-name="T3">are </text:span><text:span text:style-name="T3">Lands</text:span><text:span text:style-name="T3">cape</text:span></text:p>
          </draw:text-box>
        </draw:frame>
        <draw:custom-shape draw:style-name="gr2" draw:text-style-name="P3" draw:layer="layout" svg:width="2.921cm" svg:height="1.27cm" svg:x="3.667cm" svg:y="4.159cm">
          <text:p text:style-name="P1"><text:span text:style-name="T1">RETREAD 44</text:span></text:p>
          <text:p text:style-name="P1"><text:span text:style-name="T1">(engineering ver.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3.667cm" svg:y="5.683cm">
          <text:p text:style-name="P1"><text:span text:style-name="T1">RETREAD 50</text:span></text:p>
          <text:p text:style-name="P1"><text:span text:style-name="T1">(engineering ver., </text:span></text:p>
          <text:p text:style-name="P1"><text:span text:style-name="T1">core rope onl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2.921cm" svg:height="1.778cm" svg:x="10.271cm" svg:y="5.429cm">
          <text:p text:style-name="P1"><text:span text:style-name="T1">Decompiled</text:span></text:p>
          <text:p text:style-name="P1"><text:span text:style-name="T1">RETREAD 50</text:span></text:p>
          <text:p text:style-name="P1"><text:span text:style-name="T1">(engineering ver.</text:span></text:p>
          <text:p text:style-name="P1"><text:span text:style-name="T1">source cod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6.588cm" svg:y1="6.318cm" svg:x2="10.271cm" svg:y2="6.318cm" draw:start-shape="id10" draw:start-glue-point="1" draw:end-shape="id11" draw:end-glue-point="3" svg:d="M6588 6318h3683" svg:viewBox="0 0 3684 1">
          <text:p/>
        </draw:connector>
        <draw:custom-shape draw:style-name="gr2" draw:text-style-name="P10" draw:layer="layout" svg:width="2.921cm" svg:height="1.27cm" svg:x="7.96cm" svg:y="7.477cm">
          <text:p text:style-name="P9"><text:span text:style-name="T4">DAP AURORA 12</text:span></text:p>
          <text:p text:style-name="P9"><text:span text:style-name="T4">(LMC </text:span></text:p>
          <text:p text:style-name="P9"><text:span text:style-name="T4">engineering ver.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921cm" svg:height="1.27cm" svg:x="1.381cm" svg:y="9.382cm">
          <text:p text:style-name="P1"><text:span text:style-name="T1">SUNDIAL E (CGC</text:span></text:p>
          <text:p text:style-name="P1"><text:span text:style-name="T1">(test software,</text:span></text:p>
          <text:p text:style-name="P1"><text:span text:style-name="T1">core rope onl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2.921cm" svg:height="1.778cm" svg:x="10.017cm" svg:y="9.128cm">
          <text:p text:style-name="P1"><text:span text:style-name="T1">Decompiled</text:span></text:p>
          <text:p text:style-name="P1"><text:span text:style-name="T5">SUNDIAL E (CGC</text:span></text:p>
          <text:p text:style-name="P1"><text:span text:style-name="T5">test software</text:span></text:p>
          <text:p text:style-name="P1"><text:span text:style-name="T5">source cod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4.302cm" svg:y1="10.017cm" svg:x2="10.017cm" svg:y2="10.017cm" draw:start-shape="id12" draw:start-glue-point="1" draw:end-shape="id13" svg:d="M4302 10017h5715" svg:viewBox="0 0 5716 1">
          <text:p/>
        </draw:connector>
        <draw:custom-shape draw:style-name="gr2" draw:text-style-name="P4" draw:layer="layout" svg:width="2.921cm" svg:height="1.27cm" svg:x="1.413cm" svg:y="15.097cm">
          <text:p text:style-name="P1"><text:span text:style-name="T2">COLOSSUS 237</text:span></text:p>
          <text:p text:style-name="P1"><text:span text:style-name="T2">(Apollo 8 CM</text:span></text:p>
          <text:p text:style-name="P1"><text:span text:style-name="T2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21cm" svg:height="1.27cm" svg:x="5.445cm" svg:y="11.414cm">
          <text:p text:style-name="P1"><text:span text:style-name="T1">SUNBURST 37</text:span></text:p>
          <text:p text:style-name="P1"><text:span text:style-name="T1">(LM</text:span></text:p>
          <text:p text:style-name="P1"><text:span text:style-name="T1">engineering ver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921cm" svg:height="1.27cm" svg:x="9.636cm" svg:y="11.414cm">
          <text:p text:style-name="P1"><text:span text:style-name="T2">SUNBURST 120</text:span></text:p>
          <text:p text:style-name="P1"><text:span text:style-name="T2">(Apollo 5 LM</text:span></text:p>
          <text:p text:style-name="P1"><text:span text:style-name="T2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4" draw:id="id14" draw:layer="layout" svg:width="2.921cm" svg:height="2.032cm" svg:x="5.445cm" svg:y="14.97cm">
          <text:p text:style-name="P1"><text:span text:style-name="T1">SUNDANCE 292,</text:span></text:p>
          <text:p text:style-name="P1"><text:span text:style-name="T1">302, 306</text:span></text:p>
          <text:p text:style-name="P1"><text:span text:style-name="T1">(Apollo 9 LM,</text:span></text:p>
          <text:p text:style-name="P1"><text:span text:style-name="T1">mixed-version </text:span></text:p>
          <text:p text:style-name="P1"><text:span text:style-name="T1">core ropes onl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921cm" svg:height="1.778cm" svg:x="10.144cm" svg:y="15.097cm">
          <text:p text:style-name="P1"><text:span text:style-name="T1">Reconstructed</text:span></text:p>
          <text:p text:style-name="P1"><text:span text:style-name="T2">SUNDANCE 306</text:span></text:p>
          <text:p text:style-name="P1"><text:span text:style-name="T2">(Apollo 9 LM</text:span></text:p>
          <text:p text:style-name="P1"><text:span text:style-name="T2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8.366cm" svg:y1="15.986cm" svg:x2="10.144cm" svg:y2="15.986cm" draw:start-shape="id14" draw:start-glue-point="1" draw:end-shape="id15" draw:end-glue-point="3" svg:d="M8366 15986h1778" svg:viewBox="0 0 1779 1">
          <text:p/>
        </draw:connector>
        <draw:custom-shape draw:style-name="gr8" draw:text-style-name="P11" draw:layer="layout" svg:width="0.508cm" svg:height="0.508cm" svg:x="13.192cm" svg:y="14.8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2" draw:layer="layout" svg:width="0.495cm" svg:height="0.508cm" draw:transform="skewX (-0.0511381470834339) translate (6.715cm 3.90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6.702cm 5.429cm)">
          <text:p/>
          <draw:enhanced-geometry svg:viewBox="0 0 21600 21600" draw:glue-points="10800 0 3163 3163 0 10800 3163 18437 10800 21600 18437 18437 21600 10800 18437 3163" draw:text-areas="3163 3163 18437 18437" draw:type="smiley" draw:modifiers="18417.288801571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13.306cm 5.17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10.995cm 7.3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4.429cm 9.1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8.48cm 11.1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12.671cm 11.1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8.48cm 14.8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4.448cm 14.8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4.416cm 16.6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7.972cm 17.637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7.972cm 19.16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4.765cm 30.81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13.052cm 8.874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12.404cm 25.50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15.56cm 29.16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18.005cm 15.8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29" draw:id="id29" draw:layer="layout" svg:width="2.921cm" svg:height="1.778cm" svg:x="9.369cm" svg:y="25.759cm">
          <text:p text:style-name="P1"><text:span text:style-name="T1">Reconstructed</text:span></text:p>
          <text:p text:style-name="P1"><text:span text:style-name="T6">LUMINARY 97</text:span></text:p>
          <text:p text:style-name="P1"><text:span text:style-name="T6">(Apollo 11 LM</text:span></text:p>
          <text:p text:style-name="P1"><text:span text:style-name="T6">2nd releas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8" draw:id="id28" draw:layer="layout" svg:width="2.921cm" svg:height="1.778cm" svg:x="9.369cm" svg:y="23.346cm">
          <text:p text:style-name="P1"><text:span text:style-name="T1">Reconstructed</text:span></text:p>
          <text:p text:style-name="P1"><text:span text:style-name="T6">LUMINARY 98</text:span></text:p>
          <text:p text:style-name="P1"><text:span text:style-name="T6">(Apollo 11 LM</text:span></text:p>
          <text:p text:style-name="P1"><text:span text:style-name="T6">engineering ver.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7" draw:id="id17" draw:layer="layout" svg:width="2.921cm" svg:height="1.778cm" svg:x="7.337cm" svg:y="21.066cm">
          <text:p text:style-name="P1"><text:span text:style-name="T1">Reconstructed</text:span></text:p>
          <text:p text:style-name="P1"><text:span text:style-name="T6">LUMINARY 99</text:span></text:p>
          <text:p text:style-name="P1"><text:span text:style-name="T6">(Apollo 11 LM</text:span></text:p>
          <text:p text:style-name="P1"><text:span text:style-name="T6">3rd releas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8" draw:id="id18" draw:layer="layout" svg:width="2.921cm" svg:height="1.778cm" svg:x="5.432cm" svg:y="24.616cm">
          <text:p text:style-name="P1"><text:span text:style-name="T1">Reconstructed</text:span></text:p>
          <text:p text:style-name="P1"><text:span text:style-name="T6">LUMINARY 99/2</text:span></text:p>
          <text:p text:style-name="P1"><text:span text:style-name="T6">(Apollo 11 LM</text:span></text:p>
          <text:p text:style-name="P1"><text:span text:style-name="T6">Kernan's version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7.858cm" svg:y1="20.05cm" svg:x2="8.797cm" svg:y2="21.066cm" draw:start-shape="id16" draw:start-glue-point="1" draw:end-shape="id17" draw:end-glue-point="0" svg:d="M7858 20050c626 0 939 338 939 1016" svg:viewBox="0 0 940 1017">
          <text:p/>
        </draw:connector>
        <draw:connector draw:style-name="gr3" draw:text-style-name="P5" draw:layer="layout" draw:type="curve" svg:x1="6.397cm" svg:y1="20.685cm" svg:x2="6.892cm" svg:y2="24.616cm" draw:start-shape="id3" draw:start-glue-point="2" draw:end-shape="id18" draw:end-glue-point="0" svg:d="M6397 20685c0 2949 495 984 495 3931" svg:viewBox="0 0 496 3932">
          <text:p/>
        </draw:connector>
        <draw:custom-shape draw:style-name="gr9" draw:text-style-name="P12" draw:layer="layout" svg:width="0.495cm" svg:height="0.508cm" draw:transform="skewX (-0.0511381470834339) translate (12.404cm 23.09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11.401cm 20.3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8.467cm 24.36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13.433cm 17.38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3" draw:layer="layout" svg:width="2.921cm" svg:height="1.27cm" svg:x="1.381cm" svg:y="11.414cm">
          <text:p text:style-name="P1"><text:span text:style-name="T2">SUNDISK 282</text:span></text:p>
          <text:p text:style-name="P1"><text:span text:style-name="T2">(Apollo 7 CM</text:span></text:p>
          <text:p text:style-name="P1"><text:span text:style-name="T2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08cm" svg:height="0.508cm" svg:x="4.429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3" draw:layer="layout" svg:width="2.921cm" svg:height="1.27cm" svg:x="1.73cm" svg:y="32.718cm">
          <text:p text:style-name="P1"><text:span text:style-name="T2">COMANCHE 67</text:span></text:p>
          <text:p text:style-name="P1"><text:span text:style-name="T2">(Apollo 12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08cm" svg:height="0.508cm" svg:x="4.778cm" svg:y="32.46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3" draw:layer="layout" svg:width="2.921cm" svg:height="1.27cm" svg:x="1.73cm" svg:y="34.369cm">
          <text:p text:style-name="P1"><text:span text:style-name="T2">COMANCHE 72/3</text:span></text:p>
          <text:p text:style-name="P1"><text:span text:style-name="T2">(Apollo 13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08cm" svg:height="0.508cm" svg:x="4.778cm" svg:y="34.1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3" draw:layer="layout" svg:width="2.921cm" svg:height="1.27cm" svg:x="1.762cm" svg:y="36.814cm">
          <text:p text:style-name="P1"><text:span text:style-name="T2">COMANCHE 108</text:span></text:p>
          <text:p text:style-name="P1"><text:span text:style-name="T2">(Apollo 14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08cm" svg:height="0.508cm" svg:x="4.81cm" svg:y="36.5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4" xml:id="id19" draw:id="id19" draw:layer="layout" svg:width="2.921cm" svg:height="1.27cm" svg:x="1.762cm" svg:y="38.465cm">
          <text:p text:style-name="P1"><text:span text:style-name="T2">ARTEMIS 72</text:span></text:p>
          <text:p text:style-name="P1"><text:span text:style-name="T2">(Apollo 15-17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4.797cm 38.33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20" draw:id="id20" draw:layer="layout" svg:width="2.921cm" svg:height="1.778cm" svg:x="6.842cm" svg:y="40.243cm">
          <text:p text:style-name="P1"><text:span text:style-name="T1">Reconstructed</text:span></text:p>
          <text:p text:style-name="P1"><text:span text:style-name="T6">ARTEMIS 71</text:span></text:p>
          <text:p text:style-name="P1"><text:span text:style-name="T6">(Apollo 15 CM</text:span></text:p>
          <text:p text:style-name="P1"><text:span text:style-name="T6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9.877cm 39.98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5" draw:layer="layout" draw:type="curve" svg:x1="4.683cm" svg:y1="39.1cm" svg:x2="6.842cm" svg:y2="41.132cm" draw:start-shape="id19" draw:end-shape="id20" svg:d="M4683 39100c1618 0 539 2032 2159 2032" svg:viewBox="0 0 2160 2033">
          <text:p/>
        </draw:connector>
        <draw:custom-shape draw:style-name="gr11" draw:text-style-name="P13" draw:layer="layout" svg:width="2.921cm" svg:height="1.778cm" svg:x="1.762cm" svg:y="40.243cm">
          <text:p text:style-name="P1"><text:span text:style-name="T2">SKYLARK 48</text:span></text:p>
          <text:p text:style-name="P1"><text:span text:style-name="T2">(Skylab 2-4,</text:span></text:p>
          <text:p text:style-name="P1"><text:span text:style-name="T2">ASTB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08cm" svg:height="0.508cm" svg:x="4.81cm" svg:y="39.98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3" draw:layer="layout" svg:width="2.921cm" svg:height="1.27cm" svg:x="3.355cm" svg:y="13.239cm">
          <text:p text:style-name="P1"><text:span text:style-name="T1">SUPER JOB</text:span></text:p>
          <text:p text:style-name="P1"><text:span text:style-name="T1">(tape drive dem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6.39cm 12.98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2.921cm" svg:height="1.27cm" svg:x="5.826cm" svg:y="32.242cm">
          <text:p text:style-name="P1"><text:span text:style-name="T2">LUMINARY 116</text:span></text:p>
          <text:p text:style-name="P1"><text:span text:style-name="T2">(Apollo 12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8.861cm 31.98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2.921cm" svg:height="1.27cm" svg:x="4.937cm" svg:y="19.415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7.972cm 19.16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4" xml:id="id22" draw:id="id22" draw:layer="layout" svg:width="2.921cm" svg:height="1.27cm" svg:x="12.938cm" svg:y="31.861cm">
          <text:p text:style-name="P1"><text:span text:style-name="T6">LUMINARY 130</text:span></text:p>
          <text:p text:style-name="P1"><text:span text:style-name="T6">(Apollo 13 LM</text:span></text:p>
          <text:p text:style-name="P1"><text:span text:style-name="T6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15.973cm 31.98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5" xml:id="id21" draw:id="id21" draw:layer="layout" svg:width="2.921cm" svg:height="1.27cm" svg:x="5.826cm" svg:y="33.893cm">
          <text:p text:style-name="P1"><text:span text:style-name="T6">LUMINARY 131</text:span></text:p>
          <text:p text:style-name="P1"><text:span text:style-name="T6">(Apollo 13 LM</text:span></text:p>
          <text:p text:style-name="P1"><text:span text:style-name="T6">2nd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8.861cm 33.63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xml:id="id16" draw:id="id16" draw:layer="layout" svg:width="2.921cm" svg:height="1.27cm" svg:x="4.937cm" svg:y="19.415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7.972cm 19.16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4" xml:id="id23" draw:id="id23" draw:layer="layout" svg:width="2.921cm" svg:height="1.27cm" svg:x="12.938cm" svg:y="33.385cm">
          <text:p text:style-name="P1"><text:span text:style-name="T6">LUMINARY 131/9</text:span></text:p>
          <text:p text:style-name="P1"><text:span text:style-name="T6">(Apollo 13 LM</text:span></text:p>
          <text:p text:style-name="P1"><text:span text:style-name="T6">3rd release)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xml:id="id24" draw:id="id24" draw:layer="layout" svg:width="2.921cm" svg:height="1.651cm" svg:x="17.637cm" svg:y="33.004cm">
          <text:p text:style-name="P1"><text:span text:style-name="T2">Reconstructed</text:span></text:p>
          <text:p text:style-name="P1"><text:span text:style-name="T2">LUMINARY 131/1</text:span></text:p>
          <text:p text:style-name="P1"><text:span text:style-name="T2">(Apollo 13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747cm" svg:y1="34.528cm" svg:x2="12.938cm" svg:y2="32.496cm" draw:start-shape="id21" draw:start-glue-point="1" draw:end-shape="id22" draw:end-glue-point="3" svg:d="M8747 34528c3142 0 1047-2032 4191-2032" svg:viewBox="0 0 4192 2033">
          <text:p/>
        </draw:connector>
        <draw:connector draw:style-name="gr3" draw:text-style-name="P5" draw:layer="layout" draw:type="curve" svg:x1="8.747cm" svg:y1="34.528cm" svg:x2="12.938cm" svg:y2="34.02cm" draw:start-shape="id21" draw:start-glue-point="1" draw:end-shape="id23" draw:end-glue-point="3" svg:d="M8747 34528c3142 0 1047-508 4191-508" svg:viewBox="0 0 4192 509">
          <text:p/>
        </draw:connector>
        <draw:connector draw:style-name="gr3" draw:text-style-name="P5" draw:layer="layout" draw:type="curve" svg:x1="15.859cm" svg:y1="34.02cm" svg:x2="17.637cm" svg:y2="33.829cm" draw:start-shape="id23" draw:start-glue-point="1" draw:end-shape="id24" draw:end-glue-point="3" svg:d="M15859 34020c1332 0 443-191 1778-191" svg:viewBox="0 0 1779 192">
          <text:p/>
        </draw:connector>
        <draw:custom-shape draw:style-name="gr8" draw:text-style-name="P11" draw:layer="layout" svg:width="0.508cm" svg:height="0.508cm" svg:x="15.986cm" svg:y="33.1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15" xml:id="id32" draw:id="id32" draw:layer="layout" svg:width="2.921cm" svg:height="1.27cm" svg:x="5.826cm" svg:y="35.544cm">
          <text:p text:style-name="P1"><text:span text:style-name="T6">ZERLINA 56</text:span></text:p>
          <text:p text:style-name="P1"><text:span text:style-name="T6">(LM</text:span></text:p>
          <text:p text:style-name="P1"><text:span text:style-name="T6">engineering ver.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8.861cm 35.2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6" xml:id="id25" draw:id="id25" draw:layer="layout" svg:width="2.921cm" svg:height="1.27cm" svg:x="10.398cm" svg:y="35.798cm">
          <text:p text:style-name="P1"><text:span text:style-name="T2">LUMINARY 178</text:span></text:p>
          <text:p text:style-name="P1"><text:span text:style-name="T2">(Apollo 14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13.433cm 35.544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4" xml:id="id26" draw:id="id26" draw:layer="layout" svg:width="2.921cm" svg:height="1.27cm" svg:x="15.732cm" svg:y="35.29cm">
          <text:p text:style-name="P1"><text:span text:style-name="T6">LUMINARY 173</text:span></text:p>
          <text:p text:style-name="P1"><text:span text:style-name="T6">(Apollo 14 LM</text:span></text:p>
          <text:p text:style-name="P1"><text:span text:style-name="T6">middle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18.767cm 35.03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4" xml:id="id27" draw:id="id27" draw:layer="layout" svg:width="2.921cm" svg:height="1.27cm" svg:x="20.431cm" svg:y="35.29cm">
          <text:p text:style-name="P1"><text:span text:style-name="T6">LUMINARY 163</text:span></text:p>
          <text:p text:style-name="P1"><text:span text:style-name="T6">(Apollo 14 LM</text:span></text:p>
          <text:p text:style-name="P1"><text:span text:style-name="T6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23.466cm 35.03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5" draw:layer="layout" draw:type="curve" svg:x1="13.319cm" svg:y1="36.433cm" svg:x2="15.732cm" svg:y2="35.925cm" draw:start-shape="id25" draw:start-glue-point="1" draw:end-shape="id26" svg:d="M13319 36433c1809 0 603-508 2413-508" svg:viewBox="0 0 2414 509">
          <text:p/>
        </draw:connector>
        <draw:connector draw:style-name="gr3" draw:text-style-name="P5" draw:layer="layout" draw:type="curve" svg:x1="18.653cm" svg:y1="35.925cm" svg:x2="20.431cm" svg:y2="35.925cm" draw:start-shape="id26" draw:start-glue-point="1" draw:end-shape="id27" draw:end-glue-point="3" svg:d="M18653 35925h1778" svg:viewBox="0 0 1779 1">
          <text:p/>
        </draw:connector>
        <draw:custom-shape draw:style-name="gr2" draw:text-style-name="P4" xml:id="id31" draw:id="id31" draw:layer="layout" svg:width="2.921cm" svg:height="1.27cm" svg:x="5.826cm" svg:y="38.211cm">
          <text:p text:style-name="P1"><text:span text:style-name="T2">LUMINARY 210</text:span></text:p>
          <text:p text:style-name="P1"><text:span text:style-name="T2">(Apollo 15-17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8.861cm 37.957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17" draw:layer="layout" svg:width="11.684cm" svg:height="1.673cm" svg:x="1.508cm" svg:y="2.778cm">
          <draw:text-box>
            <text:p><text:span text:style-name="T7"><text:s text:c="14"/></text:span><text:span text:style-name="T7"><text:s text:c="12"/></text:span><text:span text:style-name="T8">Block II</text:span><text:span text:style-name="T7"> <text:s/></text:span><text:span text:style-name="T7"><text:s text:c="14"/></text:span><text:span text:style-name="T7"><text:s text:c="9"/></text:span></text:p>
          </draw:text-box>
        </draw:frame>
        <draw:frame draw:style-name="gr15" draw:text-style-name="P18" draw:layer="layout" svg:width="11.684cm" svg:height="1.673cm" svg:x="14.843cm" svg:y="2.778cm">
          <draw:text-box>
            <text:p><text:span text:style-name="T9"><text:s text:c="14"/></text:span><text:span text:style-name="T9"><text:s text:c="12"/></text:span><text:span text:style-name="T8">Block I</text:span><text:span text:style-name="T9"> <text:s text:c="2"/></text:span><text:span text:style-name="T9"><text:s text:c="14"/></text:span><text:span text:style-name="T9"><text:s text:c="8"/></text:span></text:p>
          </draw:text-box>
        </draw:frame>
        <draw:custom-shape draw:style-name="gr2" draw:text-style-name="P3" draw:layer="layout" svg:width="2.921cm" svg:height="1.27cm" svg:x="19.288cm" svg:y="4.302cm">
          <text:p text:style-name="P1"><text:span text:style-name="T1">TRIVIUM</text:span></text:p>
          <text:p text:style-name="P1"><text:span text:style-name="T1">(demo program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22.336cm 4.04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11" draw:layer="layout" svg:width="0.508cm" svg:height="0.508cm" svg:x="24.495cm" svg:y="5.82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3" draw:layer="layout" svg:width="2.921cm" svg:height="1.27cm" svg:x="19.288cm" svg:y="10.144cm">
          <text:p text:style-name="P1"><text:span text:style-name="T2">SUNSPOT 247?</text:span></text:p>
          <text:p text:style-name="P1"><text:span text:style-name="T2">(Apollo 1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08cm" svg:height="0.508cm" svg:x="22.336cm" svg:y="9.8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19" draw:layer="layout" svg:width="2.921cm" svg:height="1.27cm" svg:x="19.288cm" svg:y="11.795cm">
          <text:p text:style-name="P1"><text:span text:style-name="T5">SOLARIUM 54/55</text:span></text:p>
          <text:p text:style-name="P1"><text:span text:style-name="T5">(Apollo 4/6</text:span></text:p>
          <text:p text:style-name="P1"><text:span text:style-name="T5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22.323cm 11.54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30" draw:id="id30" draw:layer="layout" svg:width="2.921cm" svg:height="1.778cm" svg:x="9.369cm" svg:y="28.172cm">
          <text:p text:style-name="P1"><text:span text:style-name="T1">Reconstructed</text:span></text:p>
          <text:p text:style-name="P1"><text:span text:style-name="T6">LUMINARY 96</text:span></text:p>
          <text:p text:style-name="P1"><text:span text:style-name="T6">(Apollo 11 LM</text:span></text:p>
          <text:p text:style-name="P1"><text:span text:style-name="T6">initi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0.258cm" svg:y1="21.955cm" svg:x2="10.829cm" svg:y2="23.346cm" draw:start-shape="id17" draw:start-glue-point="1" draw:end-shape="id28" draw:end-glue-point="0" svg:d="M10258 21955c381 0 571 463 571 1391" svg:viewBox="0 0 572 1392">
          <text:p/>
        </draw:connector>
        <draw:connector draw:style-name="gr3" draw:text-style-name="P5" draw:layer="layout" draw:type="curve" svg:x1="10.829cm" svg:y1="25.124cm" svg:x2="10.829cm" svg:y2="25.759cm" draw:start-shape="id28" draw:start-glue-point="2" draw:end-shape="id29" draw:end-glue-point="0" svg:d="M10829 25124v635" svg:viewBox="0 0 1 636">
          <text:p/>
        </draw:connector>
        <draw:connector draw:style-name="gr3" draw:text-style-name="P5" draw:layer="layout" draw:type="curve" svg:x1="10.829cm" svg:y1="27.537cm" svg:x2="10.829cm" svg:y2="28.172cm" draw:start-shape="id29" draw:start-glue-point="2" draw:end-shape="id30" draw:end-glue-point="0" svg:d="M10829 27537v635" svg:viewBox="0 0 1 636">
          <text:p/>
        </draw:connector>
        <draw:custom-shape draw:style-name="gr16" draw:text-style-name="P20" draw:layer="layout" svg:width="11.049cm" svg:height="10.102cm" svg:x="15.224cm" svg:y="3.598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8.257cm" svg:height="5.246cm" svg:x="18.715cm" svg:y="36.748cm">
          <draw:text-box>
            <text:p><text:span text:style-name="T10">Legend</text:span></text:p>
            <text:p><text:span text:style-name="T11"/></text:p>
            <text:p><text:span text:style-name="T11">Have </text:span><text:span text:style-name="T11">printout</text:span></text:p>
            <text:p><text:span text:style-name="T11"/></text:p>
            <text:p><text:span text:style-name="T11">Reconstru</text:span><text:span text:style-name="T11">cted non-</text:span><text:span text:style-name="T11">mission </text:span><text:span text:style-name="T11">version</text:span></text:p>
            <text:p><text:span text:style-name="T11"/></text:p>
            <text:p><text:span text:style-name="T11">Reconstru</text:span><text:span text:style-name="T11">cted </text:span><text:span text:style-name="T11">mission </text:span><text:span text:style-name="T11">version</text:span></text:p>
            <text:p><text:span text:style-name="T11"/></text:p>
            <text:p><text:span text:style-name="T11">Want but </text:span><text:span text:style-name="T11">don't have</text:span></text:p>
          </draw:text-box>
        </draw:frame>
        <draw:custom-shape draw:style-name="gr18" draw:text-style-name="P1" draw:layer="layout" svg:width="1.27cm" svg:height="0.762cm" svg:x="17.51cm" svg:y="37.9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0.762cm" svg:x="17.51cm" svg:y="39.0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27cm" svg:height="0.762cm" svg:x="17.51cm" svg:y="37.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.27cm" svg:height="0.762cm" svg:x="17.51cm" svg:y="40.0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1.27cm" svg:height="0.762cm" svg:x="17.51cm" svg:y="41.232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747cm" svg:y1="34.528cm" svg:x2="11.858cm" svg:y2="35.798cm" draw:start-shape="id21" draw:start-glue-point="1" draw:end-shape="id25" draw:end-glue-point="0" svg:d="M8747 34528c2074 0 3111 423 3111 1270" svg:viewBox="0 0 3112 1271">
          <text:p/>
        </draw:connector>
        <draw:connector draw:style-name="gr3" draw:text-style-name="P5" draw:layer="layout" draw:type="curve" svg:x1="8.747cm" svg:y1="38.846cm" svg:x2="11.858cm" svg:y2="37.068cm" draw:start-shape="id31" draw:start-glue-point="1" draw:end-shape="id25" draw:end-glue-point="2" svg:d="M8747 38846c2074 0 3111-592 3111-1778" svg:viewBox="0 0 3112 1779">
          <text:p/>
        </draw:connector>
        <draw:connector draw:style-name="gr3" draw:text-style-name="P5" draw:layer="layout" draw:type="curve" svg:x1="8.747cm" svg:y1="36.179cm" svg:x2="10.398cm" svg:y2="36.433cm" draw:start-shape="id32" draw:end-shape="id25" svg:d="M8747 36179c1237 0 412 254 1651 254" svg:viewBox="0 0 1652 255">
          <text:p/>
        </draw:connector>
        <draw:custom-shape draw:style-name="gr9" draw:text-style-name="P12" draw:layer="layout" svg:width="0.495cm" svg:height="0.508cm" draw:transform="skewX (-0.0511381470834339) translate (22.196cm 15.8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2" draw:layer="layout" svg:width="0.495cm" svg:height="0.508cm" draw:transform="skewX (-0.0511381470834339) translate (26.146cm 15.8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2" draw:text-style-name="P14" xml:id="id33" draw:id="id33" draw:layer="layout" svg:width="2.921cm" svg:height="1.651cm" svg:x="17.002cm" svg:y="5.953cm">
          <text:p text:style-name="P1"><text:span text:style-name="T6">Reconstructed</text:span></text:p>
          <text:p text:style-name="P1"><text:span text:style-name="T6">SUNRISE 45</text:span></text:p>
          <text:p text:style-name="P1"><text:span text:style-name="T6">(Block I test</text:span></text:p>
          <text:p text:style-name="P1"><text:span text:style-name="T6">software)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xml:id="id34" draw:id="id34" draw:layer="layout" svg:width="2.921cm" svg:height="1.651cm" svg:x="21.447cm" svg:y="5.953cm">
          <text:p text:style-name="P1"><text:span text:style-name="T6">SUNRISE 69</text:span></text:p>
          <text:p text:style-name="P1"><text:span text:style-name="T6">(Block I test</text:span></text:p>
          <text:p text:style-name="P1"><text:span text:style-name="T6">software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495cm" svg:height="0.508cm" draw:transform="skewX (-0.0511381470834339) translate (20.05cm 5.82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5" draw:layer="layout" draw:type="curve" svg:x1="19.923cm" svg:y1="6.778cm" svg:x2="21.447cm" svg:y2="6.778cm" draw:start-shape="id33" draw:start-glue-point="1" draw:end-shape="id34" draw:end-glue-point="3" svg:d="M19923 6778h1524" svg:viewBox="0 0 1525 1">
          <text:p/>
        </draw:connector>
        <draw:custom-shape draw:style-name="gr23" draw:text-style-name="P26" draw:layer="layout" svg:width="2.921cm" svg:height="1.651cm" svg:x="19.288cm" svg:y="7.985cm">
          <text:p text:style-name="P25"><text:span text:style-name="T2">CORONA 261</text:span></text:p>
          <text:p text:style-name="P25"><text:span text:style-name="T2">(AS-202 CM</text:span></text:p>
          <text:p text:style-name="P25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08cm" svg:height="0.508cm" svg:x="22.336cm" svg:y="7.85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2" draw:layer="layout" svg:width="0.495cm" svg:height="0.508cm" draw:transform="skewX (-0.0511381470834339) translate (12.417cm 28.04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4" draw:layer="layout" svg:width="2.921cm" svg:height="1.27cm" svg:x="3.769cm" svg:y="7.477cm">
          <text:p text:style-name="P1"><text:span text:style-name="T6">A</text:span><text:span text:style-name="T6">U</text:span><text:span text:style-name="T6">R</text:span><text:span text:style-name="T6">O</text:span><text:span text:style-name="T6">R</text:span><text:span text:style-name="T6">A</text:span><text:span text:style-name="T6"> </text:span><text:span text:style-name="T6">8</text:span><text:span text:style-name="T6">8</text:span></text:p>
          <text:p text:style-name="P1"><text:span text:style-name="T6">(</text:span><text:span text:style-name="T6">L</text:span><text:span text:style-name="T6">M</text:span><text:span text:style-name="T6">C</text:span><text:span text:style-name="T6"> </text:span><text:span text:style-name="T6">t</text:span><text:span text:style-name="T6">e</text:span><text:span text:style-name="T6">s</text:span><text:span text:style-name="T6">t</text:span></text:p>
          <text:p text:style-name="P1"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08cm" svg:height="0.508cm" svg:x="6.817cm" svg:y="7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2" draw:layer="layout" svg:width="0.495cm" svg:height="0.508cm" draw:transform="skewX (-0.0511381470834339) translate (20.672cm 33.13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3T14:16:47.386091030</meta:creation-date>
    <dc:date>2023-05-15T20:12:40.032505990</dc:date>
    <meta:editing-duration>PT2H42M48S</meta:editing-duration>
    <meta:editing-cycles>33</meta:editing-cycles>
    <meta:generator>LibreOffice/7.3.7.2$Linux_X86_64 LibreOffice_project/30$Build-2</meta:generator>
    <dc:creator>Ronald Burkey</dc:creator>
    <meta:document-statistic meta:object-count="144"/>
  </office:meta>
</office:document-meta>
</file>